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L17">
      <style:text-properties fo:font-size="12pt" officeooo:rsid="001b1c6a" officeooo:paragraph-rsid="001b1c6a" style:font-size-asian="12pt" style:font-size-complex="12pt"/>
    </style:style>
    <style:style style:name="P2" style:family="paragraph" style:parent-style-name="Standard" style:list-style-name="L16">
      <style:text-properties fo:font-size="12pt" officeooo:paragraph-rsid="001b1c6a" style:font-size-asian="12pt" style:font-size-complex="12pt"/>
    </style:style>
    <style:style style:name="P3" style:family="paragraph" style:parent-style-name="Standard" style:list-style-name="L15"/>
    <style:style style:name="P4" style:family="paragraph" style:parent-style-name="Standard" style:list-style-name="L18"/>
    <style:style style:name="P5" style:family="paragraph" style:parent-style-name="Standard" style:list-style-name="L19"/>
    <style:style style:name="P6" style:family="paragraph" style:parent-style-name="Standard" style:list-style-name="L22">
      <style:text-properties officeooo:rsid="001c42cd" officeooo:paragraph-rsid="001c42cd"/>
    </style:style>
    <style:style style:name="P7" style:family="paragraph" style:parent-style-name="Standard" style:list-style-name="L21">
      <style:text-properties officeooo:paragraph-rsid="001c42cd"/>
    </style:style>
    <style:style style:name="P8" style:family="paragraph" style:parent-style-name="Heading_20_2">
      <style:text-properties officeooo:paragraph-rsid="001b1c6a"/>
    </style:style>
    <style:style style:name="P9" style:family="paragraph" style:parent-style-name="Title" style:master-page-name="Standard">
      <style:paragraph-properties style:page-number="1"/>
      <style:text-properties officeooo:rsid="001a7a2d" officeooo:paragraph-rsid="001a7a2d"/>
    </style:style>
    <style:style style:name="T1" style:family="text">
      <style:text-properties officeooo:rsid="001a2af9"/>
    </style:style>
    <style:style style:name="T2" style:family="text">
      <style:text-properties officeooo:rsid="001b1c6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b1c6a" style:font-size-asian="12pt" style:font-size-complex="12pt"/>
    </style:style>
    <style:style style:name="T5" style:family="text">
      <style:text-properties fo:font-size="12pt" officeooo:rsid="001c42cd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5W2H</text:p>
      <text:p text:style-name="Subtitle"><text:span text:style-name="T1">Projeto: </text:span>Dirigindo Meu Carro</text:p>
      <text:p text:style-name="P8">What</text:p>
      <text:list xml:id="list645490731" text:style-name="L19">
        <text:list-item>
          <text:p text:style-name="P5"><text:span text:style-name="T3">Uma aplicação </text:span><text:span text:style-name="T4">móvel</text:span><text:span text:style-name="T3"> para auxiliar </text:span><text:span text:style-name="T4">no controle</text:span><text:span text:style-name="T3"> de </text:span><text:span text:style-name="T4">gastos e lucros de</text:span><text:span text:style-name="T3"> motoristas.</text:span></text:p>
        </text:list-item>
      </text:list>
      <text:p text:style-name="P8">Why</text:p>
      <text:list xml:id="list1431550747" text:style-name="L18">
        <text:list-item>
          <text:p text:style-name="P4"><text:span text:style-name="T5">D</text:span><text:span text:style-name="T3">ificuldade de controlar gastos, </text:span><text:span text:style-name="T5">g</text:span><text:span text:style-name="T3">anhos, </text:span><text:span text:style-name="T5">e encontrar preços melhores de combustível</text:span><text:span text:style-name="T3">, </text:span><text:span text:style-name="T5">principalmente por quem</text:span><text:span text:style-name="T3"> </text:span><text:span text:style-name="T5">trabalha como motorista.</text:span></text:p>
        </text:list-item>
      </text:list>
      <text:p text:style-name="P8">Wher<text:span text:style-name="T2">e</text:span></text:p>
      <text:list xml:id="list2826357692" text:style-name="L15">
        <text:list-item>
          <text:p text:style-name="P3"><text:span text:style-name="T3">Na sala de aula, </text:span><text:span text:style-name="T5">principalmente,</text:span><text:span text:style-name="T3"> e </text:span><text:span text:style-name="T5">também remotamente em grupo.</text:span></text:p>
        </text:list-item>
      </text:list>
      <text:p text:style-name="P8">When</text:p>
      <text:list xml:id="list901393384" text:style-name="L16">
        <text:list-item>
          <text:p text:style-name="P2"><text:span text:style-name="T2">Durante o período de 2019.2</text:span></text:p>
        </text:list-item>
      </text:list>
      <text:p text:style-name="Heading_20_2">Who</text:p>
      <text:list xml:id="list1355036480" text:style-name="L17">
        <text:list-item>
          <text:p text:style-name="P1">Desenvolvedores: George Rappel, Matheus Feitosa, João Felipe, Estevão Sobrinho.</text:p>
        </text:list-item>
        <text:list-item>
          <text:p text:style-name="P1">Orientador: Geraldo Xexeo.</text:p>
        </text:list-item>
      </text:list>
      <text:p text:style-name="Heading_20_2">How</text:p>
      <text:list xml:id="list2374802553" text:style-name="L21">
        <text:list-item>
          <text:p text:style-name="P7"><text:span text:style-name="T5">Através do aprendizado adquirido na disciplina.</text:span></text:p>
        </text:list-item>
      </text:list>
      <text:p text:style-name="Heading_20_2"><text:span text:style-name="T2">H</text:span>ow <text:span text:style-name="T2">M</text:span>uch</text:p>
      <text:list xml:id="list1990395399" text:style-name="L22">
        <text:list-item>
          <text:p text:style-name="P6">Não haverão custos, devido ao cunho acadêmico do projet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19:24:58.214865723</dc:date>
    <meta:editing-duration>PT15M48S</meta:editing-duration>
    <meta:editing-cycles>3</meta:editing-cycles>
    <meta:document-statistic meta:table-count="0" meta:image-count="0" meta:object-count="0" meta:page-count="1" meta:paragraph-count="17" meta:word-count="93" meta:character-count="581" meta:non-whitespace-character-count="513"/>
  </office:meta>
</office:document-meta>
</file>